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s" fo:country="ES"/>
    </style:style>
    <style:style style:name="T3" style:parent-style-name="Fuentedepárrafopredeter." style:family="text">
      <style:text-properties fo:language="es" fo:country="ES"/>
    </style:style>
    <style:style style:name="P4" style:parent-style-name="Standard" style:family="paragraph">
      <style:text-properties fo:language="es" fo:country="ES"/>
    </style:style>
    <style:style style:name="P5" style:parent-style-name="Standard" style:family="paragraph">
      <style:text-properties fo:language="es" fo:country="ES"/>
    </style:style>
    <style:style style:name="P6" style:parent-style-name="Standard" style:family="paragraph">
      <style:text-properties fo:language="es" fo:country="ES"/>
    </style:style>
    <style:style style:name="P7" style:parent-style-name="Standard" style:family="paragraph">
      <style:text-properties fo:language="es" fo:country="ES"/>
    </style:style>
    <style:style style:name="P8" style:parent-style-name="Standard" style:family="paragraph">
      <style:text-properties fo:language="es" fo:country="ES"/>
    </style:style>
    <style:style style:name="P9" style:parent-style-name="Standard" style:family="paragraph">
      <style:text-properties fo:language="es" fo:country="ES"/>
    </style:style>
    <style:style style:name="P10" style:parent-style-name="Standard" style:family="paragraph">
      <style:text-properties fo:language="es" fo:country="ES"/>
    </style:style>
    <style:style style:name="P11" style:parent-style-name="Standard" style:family="paragraph">
      <style:text-properties fo:language="es" fo:country="ES"/>
    </style:style>
    <style:style style:name="P12" style:parent-style-name="Standard" style:family="paragraph">
      <style:text-properties fo:language="es" fo:country="ES"/>
    </style:style>
    <style:style style:name="P13" style:parent-style-name="Standard" style:family="paragraph">
      <style:text-properties fo:language="es" fo:country="ES"/>
    </style:style>
    <style:style style:name="P14" style:parent-style-name="Standard" style:family="paragraph">
      <style:text-properties fo:language="es" fo:country="ES"/>
    </style:style>
    <style:style style:name="P15" style:parent-style-name="Standard" style:family="paragraph">
      <style:text-properties fo:language="es" fo:country="ES"/>
    </style:style>
    <style:style style:name="P16" style:parent-style-name="Standard" style:family="paragraph">
      <style:text-properties fo:language="es" fo:country="ES"/>
    </style:style>
    <style:style style:name="P17" style:parent-style-name="Standard" style:family="paragraph">
      <style:text-properties fo:language="es" fo:country="ES"/>
    </style:style>
    <style:style style:name="P18" style:parent-style-name="Standard" style:family="paragraph">
      <style:text-properties fo:language="es" fo:country="ES"/>
    </style:style>
    <style:style style:name="P19" style:parent-style-name="Standard" style:family="paragraph">
      <style:text-properties fo:language="es" fo:country="ES"/>
    </style:style>
    <style:style style:name="P20" style:parent-style-name="Standard" style:family="paragraph">
      <style:text-properties fo:language="es" fo:country="ES"/>
    </style:style>
    <style:style style:name="P21" style:parent-style-name="Standard" style:family="paragraph">
      <style:text-properties fo:language="es" fo:country="ES"/>
    </style:style>
    <style:style style:name="P22" style:parent-style-name="Standard" style:family="paragraph">
      <style:text-properties fo:language="es" fo:country="ES"/>
    </style:style>
    <style:style style:name="P23" style:parent-style-name="Standard" style:family="paragraph">
      <style:text-properties fo:language="es" fo:country="ES"/>
    </style:style>
    <style:style style:name="P24" style:parent-style-name="Standard" style:family="paragraph">
      <style:text-properties fo:language="es" fo:country="ES"/>
    </style:style>
    <style:style style:name="P25" style:parent-style-name="Standard" style:family="paragraph">
      <style:text-properties fo:language="es" fo:country="ES"/>
    </style:style>
    <style:style style:name="P26" style:parent-style-name="Standard" style:family="paragraph">
      <style:text-properties fo:language="es" fo:country="ES"/>
    </style:style>
    <style:style style:name="P27" style:parent-style-name="Standard" style:family="paragraph">
      <style:text-properties fo:language="es" fo:country="ES"/>
    </style:style>
    <style:style style:name="P28" style:parent-style-name="Standard" style:family="paragraph">
      <style:text-properties fo:language="es" fo:country="ES"/>
    </style:style>
    <style:style style:name="P29" style:parent-style-name="Standard" style:family="paragraph">
      <style:text-properties fo:language="es" fo:country="ES"/>
    </style:style>
    <style:style style:name="P30" style:parent-style-name="Standard" style:family="paragraph">
      <style:text-properties fo:language="es" fo:country="ES"/>
    </style:style>
    <style:style style:name="P31" style:parent-style-name="Standard" style:family="paragraph">
      <style:text-properties fo:language="es" fo:country="ES"/>
    </style:style>
    <style:style style:name="P32" style:parent-style-name="Standard" style:family="paragraph">
      <style:text-properties fo:language="es" fo:country="ES"/>
    </style:style>
    <style:style style:name="P33" style:parent-style-name="Standard" style:family="paragraph">
      <style:text-properties fo:language="es" fo:country="ES"/>
    </style:style>
    <style:style style:name="P34" style:parent-style-name="Standard" style:family="paragraph">
      <style:text-properties fo:language="es" fo:country="ES"/>
    </style:style>
    <style:style style:name="P35" style:parent-style-name="Standard" style:family="paragraph">
      <style:text-properties fo:language="es" fo:country="ES"/>
    </style:style>
    <style:style style:name="P36" style:parent-style-name="Standard" style:family="paragraph">
      <style:text-properties fo:language="es" fo:country="ES"/>
    </style:style>
    <style:style style:name="P37" style:parent-style-name="Standard" style:family="paragraph">
      <style:text-properties fo:language="es" fo:country="ES"/>
    </style:style>
    <style:style style:name="P38" style:parent-style-name="Standard" style:family="paragraph">
      <style:text-properties fo:language="es" fo:country="ES"/>
    </style:style>
    <style:style style:name="P39" style:parent-style-name="Standard" style:family="paragraph">
      <style:text-properties fo:language="es" fo:country="ES"/>
    </style:style>
    <style:style style:name="P40" style:parent-style-name="Standard" style:family="paragraph">
      <style:text-properties fo:language="es" fo:country="ES"/>
    </style:style>
    <style:style style:name="P41" style:parent-style-name="Standard" style:family="paragraph">
      <style:text-properties fo:language="es" fo:country="ES"/>
    </style:style>
    <style:style style:name="P42" style:parent-style-name="Standard" style:family="paragraph">
      <style:text-properties fo:language="es" fo:country="ES"/>
    </style:style>
    <style:style style:name="P43" style:parent-style-name="Standard" style:family="paragraph">
      <style:text-properties fo:language="es" fo:country="ES"/>
    </style:style>
    <style:style style:name="P44" style:parent-style-name="Standard" style:family="paragraph">
      <style:text-properties fo:language="es" fo:country="ES"/>
    </style:style>
    <style:style style:name="P45" style:parent-style-name="Standard" style:family="paragraph">
      <style:text-properties fo:language="es" fo:country="ES"/>
    </style:style>
    <style:style style:name="P46" style:parent-style-name="Standard" style:family="paragraph">
      <style:text-properties fo:language="es" fo:country="ES"/>
    </style:style>
    <style:style style:name="P47" style:parent-style-name="Standard" style:family="paragraph">
      <style:text-properties fo:language="es" fo:country="ES"/>
    </style:style>
    <style:style style:name="P48" style:parent-style-name="Standard" style:family="paragraph">
      <style:text-properties fo:language="es" fo:country="ES"/>
    </style:style>
    <style:style style:name="P49" style:parent-style-name="Standard" style:family="paragraph">
      <style:text-properties fo:language="es" fo:country="ES"/>
    </style:style>
    <style:style style:name="P50" style:parent-style-name="Standard" style:family="paragraph">
      <style:text-properties fo:language="es" fo:country="ES"/>
    </style:style>
    <style:style style:name="P51" style:parent-style-name="Standard" style:family="paragraph">
      <style:text-properties fo:language="es" fo:country="ES"/>
    </style:style>
    <style:style style:name="P52" style:parent-style-name="Standard" style:family="paragraph">
      <style:text-properties fo:language="es" fo:country="ES"/>
    </style:style>
    <style:style style:name="T53" style:parent-style-name="Fuentedepárrafopredeter." style:family="text">
      <style:text-properties fo:font-weight="bold" style:font-weight-asian="bold" style:font-weight-complex="bold" fo:language="es" fo:country="ES"/>
    </style:style>
    <style:style style:name="P54" style:parent-style-name="Standard" style:family="paragraph">
      <style:text-properties fo:language="es" fo:country="ES"/>
    </style:style>
    <style:style style:name="P55" style:parent-style-name="Standard" style:family="paragraph">
      <style:text-properties fo:language="es" fo:country="ES"/>
    </style:style>
    <style:style style:name="P56" style:parent-style-name="Standard" style:family="paragraph">
      <style:text-properties fo:language="es" fo:country="ES"/>
    </style:style>
    <style:style style:name="P57" style:parent-style-name="Standard" style:family="paragraph">
      <style:text-properties fo:language="es" fo:country="ES"/>
    </style:style>
    <style:style style:name="P58" style:parent-style-name="Standard" style:list-style-name="LFO1" style:family="paragraph">
      <style:text-properties fo:language="es" fo:country="ES"/>
    </style:style>
    <style:style style:name="P59" style:parent-style-name="Standard" style:list-style-name="LFO1" style:family="paragraph">
      <style:text-properties fo:language="es" fo:country="ES"/>
    </style:style>
    <style:style style:name="P60" style:parent-style-name="Standard" style:list-style-name="LFO1" style:family="paragraph">
      <style:text-properties fo:language="es" fo:country="ES"/>
    </style:style>
    <style:style style:name="P61" style:parent-style-name="Standard" style:list-style-name="LFO1" style:family="paragraph">
      <style:text-properties fo:language="es" fo:country="ES"/>
    </style:style>
    <style:style style:name="P62" style:parent-style-name="Standard" style:family="paragraph">
      <style:text-properties fo:language="es" fo:country="ES"/>
    </style:style>
    <style:style style:name="P63" style:parent-style-name="Standard" style:list-style-name="LFO2" style:family="paragraph">
      <style:text-properties fo:language="es" fo:country="ES"/>
    </style:style>
    <style:style style:name="P64" style:parent-style-name="Standard" style:list-style-name="LFO2" style:family="paragraph">
      <style:text-properties fo:language="es" fo:country="ES"/>
    </style:style>
    <style:style style:name="P65" style:parent-style-name="Standard" style:list-style-name="LFO2" style:family="paragraph">
      <style:text-properties fo:language="es" fo:country="ES"/>
    </style:style>
    <style:style style:name="P66" style:parent-style-name="Standard" style:list-style-name="LFO2" style:family="paragraph">
      <style:text-properties fo:language="es" fo:country="ES"/>
    </style:style>
    <style:style style:name="P67" style:parent-style-name="Standard" style:list-style-name="LFO2" style:family="paragraph">
      <style:text-properties fo:language="es" fo:country="ES"/>
    </style:style>
    <style:style style:name="P68" style:parent-style-name="Standard" style:list-style-name="LFO2" style:family="paragraph">
      <style:text-properties fo:language="es" fo:country="ES"/>
    </style:style>
    <style:style style:name="P69" style:parent-style-name="Standard" style:list-style-name="LFO2" style:family="paragraph">
      <style:text-properties fo:language="es" fo:country="ES"/>
    </style:style>
    <style:style style:name="P70" style:parent-style-name="Standard" style:family="paragraph">
      <style:paragraph-properties fo:margin-left="0.75in">
        <style:tab-stops/>
      </style:paragraph-properties>
      <style:text-properties fo:language="es" fo:country="ES"/>
    </style:style>
    <style:style style:name="P71" style:parent-style-name="Standard" style:family="paragraph">
      <style:text-properties fo:language="es" fo:country="ES"/>
    </style:style>
    <style:style style:name="P72" style:parent-style-name="Standard" style:list-style-name="LFO2" style:family="paragraph">
      <style:text-properties fo:language="es" fo:country="ES"/>
    </style:style>
    <style:style style:name="P73" style:parent-style-name="Standard" style:list-style-name="LFO2" style:family="paragraph">
      <style:text-properties fo:language="es" fo:country="ES"/>
    </style:style>
    <style:style style:name="P74" style:parent-style-name="Standard" style:family="paragraph">
      <style:text-properties fo:language="es" fo:country="ES"/>
    </style:style>
  </office:automatic-styles>
  <office:body>
    <office:text text:use-soft-page-breaks="true">
      <text:p text:style-name="P1"><text:span text:style-name="T2">Especificación</text:span><text:s/><text:span text:style-name="T3">Algebraica</text:span>:</text:p>
      <text:p text:style-name="Standard"/>
      <text:p text:style-name="P4">Type: Asiento</text:p>
      <text:p text:style-name="P5">Sorts: Asiento, String, boolean, Object</text:p>
      <text:p text:style-name="P6">Operations:</text:p>
      <text:p text:style-name="P7">init : → Asiento</text:p>
      <text:p text:style-name="P8">getIdentificadorOcupante : Asiento → String (Es esta función parcial? Cuando esta libre devuelve null)</text:p>
      <text:p text:style-name="P9">setIdentificadorOcupante : Asiento x String → void</text:p>
      <text:p text:style-name="P10">isOcupado : Asiento → boolean</text:p>
      <text:p text:style-name="P11">isLibre : Asiento → boolean</text:p>
      <text:p text:style-name="P12">reservar : Asiento x String → boolean</text:p>
      <text:p text:style-name="P13">liberar : Asiento x String → boolean</text:p>
      <text:p text:style-name="P14">equals : Asiento x Object → boolean</text:p>
      <text:p text:style-name="P15">toString : Asiento → String</text:p>
      <text:p text:style-name="P16"/>
      <text:p text:style-name="P17">Type: Vagón</text:p>
      <text:p text:style-name="P18">Sorts: Vagón, int, boolean, String</text:p>
      <text:p text:style-name="P19">Operations:</text:p>
      <text:p text:style-name="P20">init : int x int → Vagón</text:p>
      <text:p text:style-name="P21">getColumnas : Vagón → int</text:p>
      <text:p text:style-name="P22">getFilas : Vagón → int</text:p>
      <text:p text:style-name="P23">getNumVagón : Vagón → int</text:p>
      <text:p text:style-name="P24">getAsientosTotales : Vagón → int</text:p>
      <text:p text:style-name="P25">getAsientosOcupados : Vagón → int</text:p>
      <text:p text:style-name="P26">getAsientosLibres : Vagón → int</text:p>
      <text:p text:style-name="P27">isLleno : Vagón → boolean</text:p>
      <text:p text:style-name="P28">isVacio : Vagón → boolean</text:p>
      <text:p text:style-name="P29">identificadorEnUso : Vagón x String → boolean</text:p>
      <text:p text:style-name="P30">reservarAsiento : Vagón x String → boolean</text:p>
      <text:p text:style-name="P31">liberarAsiento : Vagón x String → boolean</text:p>
      <text:p text:style-name="P32">toString : Vagón → String</text:p>
      <text:p text:style-name="P33"/>
      <text:p text:style-name="P34">Type: Tren</text:p>
      <text:p text:style-name="P35">Sorts: Tren, int, boolean, String</text:p>
      <text:p text:style-name="P36">Operations:</text:p>
      <text:p text:style-name="P37">init : int x int → Tren</text:p>
      <text:p text:style-name="P38">getNumVagones : Tren → int</text:p>
      <text:p text:style-name="P39">getNumMáxVagones : Tren → int</text:p>
      <text:p text:style-name="P40">capacidadVagón : Tren → int</text:p>
      <text:p text:style-name="P41">capacidadTren : Tren → int</text:p>
      <text:p text:style-name="P42">libresTren : Tren → int</text:p>
      <text:p text:style-name="P43">ocupadosTren : Tren → int</text:p>
      <text:p text:style-name="P44">numPasajeros : Tren → int</text:p>
      <text:p text:style-name="P45">identificadorEnUso : Tren x String → boolean</text:p>
      <text:p text:style-name="P46">reservarAsiento : Tren x String → String</text:p>
      <text:p text:style-name="P47">liberarAsiento : Tren x String → String</text:p>
      <text:p text:style-name="P48">isLleno : Tren → boolean</text:p>
      <text:p text:style-name="P49">isVacio : Tren → boolean</text:p>
      <text:p text:style-name="P50">toString : Tren → String</text:p>
      <text:p text:style-name="P51"/>
      <text:p text:style-name="P52"/>
      <text:soft-page-break/>
      <text:p text:style-name="Standard"><text:span text:style-name="T53">Explicación de clases y métodos del TAD</text:span></text:p>
      <text:p text:style-name="P54"/>
      <text:p text:style-name="P55">La implementación de nuestro TAD la hemos dividido en cuatro clases, cada una con sus correspondientes métodos que explicaremos y comentaremos a continuación.</text:p>
      <text:p text:style-name="P56"/>
      <text:p text:style-name="P57">Las cuatro clases son:</text:p>
      <text:list text:style-name="LFO1" text:continue-numbering="true">
        <text:list-item>
          <text:p text:style-name="P58">Principal</text:p>
        </text:list-item>
        <text:list-item>
          <text:p text:style-name="P59">Tren</text:p>
        </text:list-item>
        <text:list-item>
          <text:p text:style-name="P60">Vagón</text:p>
        </text:list-item>
        <text:list-item>
          <text:p text:style-name="P61">Asiento</text:p>
        </text:list-item>
      </text:list>
      <text:p text:style-name="P62"/>
      <text:list text:style-name="LFO2" text:continue-numbering="true">
        <text:list-item>
          <text:p text:style-name="P63">Principal -&gt; en esta clase simplemente se encuentra la salida por pantalla del menú y varias excepciones para controlar errores.</text:p>
        </text:list-item>
        <text:list-item>
          <text:p text:style-name="P64">Tren -&gt; en dicha clase tenemos la información sobre el tren, tanto sus características como los métodos que los manejan. Dentro de esta clase<text:s/>es donde podemos crear un nuevo tren, así como los vagones por los que está compuesto dicho tren, que debe tener al menos un vagón y una fila en cada vagón. <text:s/>Algunos los métodos mas importantes de la clase Tren son:</text:p>
          <text:list text:continue-numbering="true">
            <text:list-item>
              <text:p text:style-name="P65">reservarAsiento -&gt; como su propio nombre indica este método nos permite la reserva de un asiento, controlando así que si el tren está lleno no se pueda reservar nada, y que si quedan asientos libres se obtenga el vagón más vacío y se reserve el asiento en dicho vagón.</text:p>
            </text:list-item>
            <text:list-item>
              <text:p text:style-name="P66">liberarAsiento -&gt; libera un asiento,<text:s/>para ello usaremos como parámetro el identificador del pasajero que previamente lo estaba ocupando.</text:p>
            </text:list-item>
            <text:list-item>
              <text:p text:style-name="P67">isLleno -&gt; método de tipo boolean que nos devuelve ‘true’ si está lleno o ‘false’ si no lo está.</text:p>
            </text:list-item>
            <text:list-item>
              <text:p text:style-name="P68">isVacio -&gt; método similar al mencionado anteriormente ‘isLleno’, pero al revés, devuelve true si NO está lleno.</text:p>
            </text:list-item>
            <text:list-item>
              <text:p text:style-name="P69">identificadorEnUso -&gt; método que tiene como parámetro de entrada el identificador de un pasajero y que sirve para la correcta comprobación de que no haya suplantaciones de identidad, comparando el identificador de un ocupante con otros que ya se encuentran en el tren.</text:p>
            </text:list-item>
          </text:list>
        </text:list-item>
      </text:list>
      <text:p text:style-name="P70">Luego tenemos algunos como capacidadTren(), capacidadVagón(), libresTren(), ocupadosTren(), numPasajeros()…que son los que proporcionan las características al tren.</text:p>
      <text:p text:style-name="P71"/>
      <text:list text:style-name="LFO2" text:continue-numbering="true">
        <text:list-item>
          <text:p text:style-name="P72">Vagón -&gt; clase que contiene la información y los atributos sobre los vagones<text:s/>así como su constructor.</text:p>
          <text:list text:continue-numbering="true">
            <text:list-item>
              <text:p text:style-name="P73"/>
            </text:list-item>
          </text:list>
        </text:list-item>
      </text:list>
      <text:p text:style-name="P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avier</dc:creator>
    <meta:creation-date>2022-12-25T11:13:00Z</meta:creation-date>
    <dc:date>2022-12-26T11:29:00Z</dc:date>
    <meta:template xlink:href="Normal.dotm" xlink:type="simple"/>
    <meta:editing-cycles>3</meta:editing-cycles>
    <meta:editing-duration>PT3120S</meta:editing-duration>
    <meta:document-statistic meta:page-count="2" meta:paragraph-count="6" meta:word-count="507" meta:character-count="3292" meta:row-count="23" meta:non-whitespace-character-count="2791"/>
  </office:meta>
</office:document-meta>
</file>